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text-properties style:font-name="EB Garamond 12" fo:font-size="11pt" fo:language="en" fo:country="US" officeooo:paragraph-rsid="01c68e42" style:font-size-asian="11pt" style:font-size-complex="11pt"/>
    </style:style>
    <style:style style:name="P3" style:family="paragraph" style:parent-style-name="Standard">
      <style:paragraph-properties fo:text-align="justify" style:justify-single-word="false"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a8b9" officeooo:paragraph-rsid="02956305" style:font-size-asian="11pt" style:font-size-complex="11pt"/>
    </style:style>
    <style:style style:name="P4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30e33ca" style:font-size-asian="11pt" style:font-size-complex="11pt"/>
    </style:style>
    <style:style style:name="P5" style:family="paragraph" style:parent-style-name="Standard">
      <style:paragraph-properties fo:text-align="start" style:justify-single-word="false">
        <style:tab-stops>
          <style:tab-stop style:position="1.002cm"/>
        </style:tab-stops>
      </style:paragraph-properties>
      <style:text-properties style:font-name="EB Garamond 12" fo:font-size="11pt" fo:language="en" fo:country="US" officeooo:rsid="0063a409" officeooo:paragraph-rsid="030fd317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1c68e42" style:font-size-asian="11pt" style:font-size-complex="11pt"/>
    </style:style>
    <style:style style:name="P7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20e5" officeooo:paragraph-rsid="0336783e" style:font-size-asian="11pt" style:font-size-complex="11pt"/>
    </style:style>
    <style:style style:name="P8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317f1e7" officeooo:paragraph-rsid="0317f1e7" style:font-size-asian="11pt" style:font-size-complex="11pt"/>
    </style:style>
    <style:style style:name="P9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1c68e42" style:font-size-asian="11pt" style:font-style-asian="italic" style:font-size-complex="11pt" style:font-style-complex="italic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1d081cb" style:font-size-asian="9.60000038146973pt" style:font-style-asian="normal" style:font-size-complex="11pt" style:font-style-complex="normal"/>
    </style:style>
    <style:style style:name="P15" style:family="paragraph" style:parent-style-name="Standard">
      <style:paragraph-properties fo:text-align="justify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06eb9d" officeooo:paragraph-rsid="030b52ba" style:font-size-asian="11pt" style:font-style-asian="normal" style:font-size-complex="11pt" style:font-style-complex="normal"/>
    </style:style>
    <style:style style:name="P16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0e33ca" officeooo:paragraph-rsid="030e33ca" style:font-size-asian="11pt" style:font-style-asian="normal" style:font-size-complex="11pt" style:font-style-complex="normal"/>
    </style:style>
    <style:style style:name="P17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1ae9e3" officeooo:paragraph-rsid="031ae9e3" style:font-size-asian="11pt" style:font-style-asian="normal" style:font-size-complex="11pt" style:font-style-complex="normal"/>
    </style:style>
    <style:style style:name="P18" style:family="paragraph" style:parent-style-name="Standard">
      <style:paragraph-properties fo:text-align="center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1ae9e3" officeooo:paragraph-rsid="031ae9e3" style:font-size-asian="11pt" style:font-style-asian="normal" style:font-size-complex="11pt" style:font-style-complex="normal"/>
    </style:style>
    <style:style style:name="P19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03a8b9" officeooo:paragraph-rsid="01c68e42" style:font-size-asian="11pt" style:font-style-asian="normal" style:font-size-complex="11pt" style:font-style-complex="normal"/>
    </style:style>
    <style:style style:name="P20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31b4832" officeooo:paragraph-rsid="031b4832" style:font-size-asian="11pt" style:font-style-asian="normal" style:font-size-complex="11pt" style:font-style-complex="normal"/>
    </style:style>
    <style:style style:name="P21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3258cf1" officeooo:paragraph-rsid="03258cf1" style:font-size-asian="11pt" style:font-style-asian="normal" style:font-size-complex="11pt" style:font-style-complex="normal"/>
    </style:style>
    <style:style style:name="P22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3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4" style:family="paragraph" style:parent-style-name="Standard">
      <style:paragraph-properties fo:text-align="center" style:justify-single-word="fals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25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ab3c01" officeooo:paragraph-rsid="01c68e42" style:font-size-asian="11pt" style:font-style-asian="normal" style:font-size-complex="11pt" style:font-style-complex="normal"/>
    </style:style>
    <style:style style:name="P26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27" style:family="paragraph" style:parent-style-name="Standard">
      <style:paragraph-properties fo:text-align="center" style:justify-single-word="false" fo:break-before="pag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2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7482f" style:font-size-asian="11pt" style:font-style-asian="italic" style:font-size-complex="11pt" style:font-style-complex="italic"/>
    </style:style>
    <style:style style:name="P2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8bade" style:font-size-asian="11pt" style:font-style-asian="italic" style:font-size-complex="11pt" style:font-style-complex="italic"/>
    </style:style>
    <style:style style:name="P3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c8e32" style:font-size-asian="11pt" style:font-style-asian="italic" style:font-size-complex="11pt" style:font-style-complex="italic"/>
    </style:style>
    <style:style style:name="P3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e39c1" style:font-size-asian="11pt" style:font-style-asian="italic" style:font-size-complex="11pt" style:font-style-complex="italic"/>
    </style:style>
    <style:style style:name="P3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204260" style:font-size-asian="11pt" style:font-style-asian="italic" style:font-size-complex="11pt" style:font-style-complex="italic"/>
    </style:style>
    <style:style style:name="P3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2b2d9a" style:font-size-asian="11pt" style:font-style-asian="italic" style:font-size-complex="11pt" style:font-style-complex="italic"/>
    </style:style>
    <style:style style:name="P3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243b7e" style:font-size-asian="11pt" style:font-style-asian="italic" style:font-size-complex="11pt" style:font-style-complex="italic"/>
    </style:style>
    <style:style style:name="P3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274a5d" style:font-size-asian="11pt" style:font-style-asian="italic" style:font-size-complex="11pt" style:font-style-complex="italic"/>
    </style:style>
    <style:style style:name="P3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33530a" style:font-size-asian="11pt" style:font-style-asian="italic" style:font-size-complex="11pt" style:font-style-complex="italic"/>
    </style:style>
    <style:style style:name="P3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3abe56" style:font-size-asian="11pt" style:font-style-asian="italic" style:font-size-complex="11pt" style:font-style-complex="italic"/>
    </style:style>
    <style:style style:name="P3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cf4d4" officeooo:paragraph-rsid="032cf4d4" style:font-size-asian="11pt" style:font-style-asian="italic" style:font-size-complex="11pt" style:font-style-complex="italic"/>
    </style:style>
    <style:style style:name="P3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06c71" officeooo:paragraph-rsid="0331e625" style:font-size-asian="11pt" style:font-style-asian="italic" style:font-size-complex="11pt" style:font-style-complex="italic"/>
    </style:style>
    <style:style style:name="P4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06c71" officeooo:paragraph-rsid="03382a8d" style:font-size-asian="11pt" style:font-style-asian="italic" style:font-size-complex="11pt" style:font-style-complex="italic"/>
    </style:style>
    <style:style style:name="P4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e81be" officeooo:paragraph-rsid="033f606a" style:font-size-asian="11pt" style:font-style-asian="italic" style:font-size-complex="11pt" style:font-style-complex="italic"/>
    </style:style>
    <style:style style:name="P4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e81be" officeooo:paragraph-rsid="03401ab6" style:font-size-asian="11pt" style:font-style-asian="italic" style:font-size-complex="11pt" style:font-style-complex="italic"/>
    </style:style>
    <style:style style:name="P43" style:family="paragraph" style:parent-style-name="Footnote">
      <style:text-properties officeooo:rsid="04ba495b" officeooo:paragraph-rsid="04ba495b"/>
    </style:style>
    <style:style style:name="P4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434172" officeooo:paragraph-rsid="03434172" style:font-size-asian="11pt" style:font-style-asian="italic" style:font-size-complex="11pt" style:font-style-complex="italic"/>
    </style:style>
    <style:style style:name="P4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47e3f4" officeooo:paragraph-rsid="0347e3f4" style:font-size-asian="11pt" style:font-style-asian="italic" style:font-size-complex="11pt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0830fa" style:font-style-asian="italic" style:font-style-complex="italic"/>
    </style:style>
    <style:style style:name="T3" style:family="text">
      <style:text-properties fo:font-style="italic" officeooo:rsid="030bbb30" style:font-style-asian="italic" style:font-style-complex="italic"/>
    </style:style>
    <style:style style:name="T4" style:family="text">
      <style:text-properties fo:font-style="italic" officeooo:rsid="00019284" style:font-style-asian="italic" style:font-style-complex="italic"/>
    </style:style>
    <style:style style:name="T5" style:family="text">
      <style:text-properties officeooo:rsid="00019284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30feb5b" style:font-style-asian="normal" style:font-style-complex="normal"/>
    </style:style>
    <style:style style:name="T8" style:family="text">
      <style:text-properties fo:font-style="normal" officeooo:rsid="03106751" style:font-style-asian="normal" style:font-style-complex="normal"/>
    </style:style>
    <style:style style:name="T9" style:family="text">
      <style:text-properties fo:font-style="normal" officeooo:rsid="03151a88" style:font-style-asian="normal" style:font-style-complex="normal"/>
    </style:style>
    <style:style style:name="T10" style:family="text">
      <style:text-properties fo:font-style="normal" officeooo:rsid="031625e0" style:font-style-asian="normal" style:font-style-complex="normal"/>
    </style:style>
    <style:style style:name="T11" style:family="text">
      <style:text-properties fo:font-style="normal" officeooo:rsid="0317482f" style:font-style-asian="normal" style:font-style-complex="normal"/>
    </style:style>
    <style:style style:name="T12" style:family="text">
      <style:text-properties fo:font-style="normal" officeooo:rsid="0317a167" style:font-style-asian="normal" style:font-style-complex="normal"/>
    </style:style>
    <style:style style:name="T13" style:family="text">
      <style:text-properties fo:font-style="normal" officeooo:rsid="0318bade" style:font-style-asian="normal" style:font-style-complex="normal"/>
    </style:style>
    <style:style style:name="T14" style:family="text">
      <style:text-properties fo:font-style="normal" officeooo:rsid="0319878e" style:font-style-asian="normal" style:font-style-complex="normal"/>
    </style:style>
    <style:style style:name="T15" style:family="text">
      <style:text-properties fo:font-style="normal" officeooo:rsid="031c8e32" style:font-style-asian="normal" style:font-style-complex="normal"/>
    </style:style>
    <style:style style:name="T16" style:family="text">
      <style:text-properties fo:font-style="normal" officeooo:rsid="031dbe65" style:font-style-asian="normal" style:font-style-complex="normal"/>
    </style:style>
    <style:style style:name="T17" style:family="text">
      <style:text-properties fo:font-style="normal" officeooo:rsid="031e39c1" style:font-style-asian="normal" style:font-style-complex="normal"/>
    </style:style>
    <style:style style:name="T18" style:family="text">
      <style:text-properties fo:font-style="normal" officeooo:rsid="03204260" style:font-style-asian="normal" style:font-style-complex="normal"/>
    </style:style>
    <style:style style:name="T19" style:family="text">
      <style:text-properties fo:font-style="normal" officeooo:rsid="03243b7e" style:font-style-asian="normal" style:font-style-complex="normal"/>
    </style:style>
    <style:style style:name="T20" style:family="text">
      <style:text-properties fo:font-style="normal" officeooo:rsid="03279c5c" style:font-style-asian="normal" style:font-style-complex="normal"/>
    </style:style>
    <style:style style:name="T21" style:family="text">
      <style:text-properties fo:font-style="normal" officeooo:rsid="0327c81c" style:font-style-asian="normal" style:font-style-complex="normal"/>
    </style:style>
    <style:style style:name="T22" style:family="text">
      <style:text-properties fo:font-style="normal" officeooo:rsid="023d86f1" style:font-style-asian="normal" style:font-style-complex="normal"/>
    </style:style>
    <style:style style:name="T23" style:family="text">
      <style:text-properties fo:font-style="normal" officeooo:rsid="032b2d9a" style:font-style-asian="normal" style:font-style-complex="normal"/>
    </style:style>
    <style:style style:name="T24" style:family="text">
      <style:text-properties fo:font-style="normal" officeooo:rsid="032cf4d4" style:font-style-asian="normal" style:font-style-complex="normal"/>
    </style:style>
    <style:style style:name="T25" style:family="text">
      <style:text-properties fo:font-style="normal" officeooo:rsid="032e955c" style:font-style-asian="normal" style:font-style-complex="normal"/>
    </style:style>
    <style:style style:name="T26" style:family="text">
      <style:text-properties fo:font-style="normal" officeooo:rsid="0331e625" style:font-style-asian="normal" style:font-style-complex="normal"/>
    </style:style>
    <style:style style:name="T27" style:family="text">
      <style:text-properties fo:font-style="normal" officeooo:rsid="0332c404" style:font-style-asian="normal" style:font-style-complex="normal"/>
    </style:style>
    <style:style style:name="T28" style:family="text">
      <style:text-properties fo:font-style="normal" officeooo:rsid="0333530a" style:font-style-asian="normal" style:font-style-complex="normal"/>
    </style:style>
    <style:style style:name="T29" style:family="text">
      <style:text-properties fo:font-style="normal" officeooo:rsid="03344961" style:font-style-asian="normal" style:font-style-complex="normal"/>
    </style:style>
    <style:style style:name="T30" style:family="text">
      <style:text-properties fo:font-style="normal" officeooo:rsid="02716d63" style:font-style-asian="normal" style:font-style-complex="normal"/>
    </style:style>
    <style:style style:name="T31" style:family="text">
      <style:text-properties fo:font-style="normal" officeooo:rsid="030bbb30" style:font-style-asian="normal" style:font-style-complex="normal"/>
    </style:style>
    <style:style style:name="T32" style:family="text">
      <style:text-properties fo:font-style="normal" officeooo:rsid="030d9da6" style:font-style-asian="normal" style:font-style-complex="normal"/>
    </style:style>
    <style:style style:name="T33" style:family="text">
      <style:text-properties fo:font-style="normal" officeooo:rsid="04b865de" style:font-style-asian="normal" style:font-style-complex="normal"/>
    </style:style>
    <style:style style:name="T34" style:family="text">
      <style:text-properties fo:font-style="normal" officeooo:rsid="0336783e" style:font-style-asian="normal" style:font-style-complex="normal"/>
    </style:style>
    <style:style style:name="T35" style:family="text">
      <style:text-properties fo:font-style="normal" officeooo:rsid="0337ae76" style:font-style-asian="normal" style:font-style-complex="normal"/>
    </style:style>
    <style:style style:name="T36" style:family="text">
      <style:text-properties fo:font-style="normal" officeooo:rsid="03382a8d" style:font-style-asian="normal" style:font-style-complex="normal"/>
    </style:style>
    <style:style style:name="T37" style:family="text">
      <style:text-properties fo:font-style="normal" officeooo:rsid="0338dcc7" style:font-style-asian="normal" style:font-style-complex="normal"/>
    </style:style>
    <style:style style:name="T38" style:family="text">
      <style:text-properties fo:font-style="normal" officeooo:rsid="033abe56" style:font-style-asian="normal" style:font-style-complex="normal"/>
    </style:style>
    <style:style style:name="T39" style:family="text">
      <style:text-properties fo:font-style="normal" officeooo:rsid="033bb695" style:font-style-asian="normal" style:font-style-complex="normal"/>
    </style:style>
    <style:style style:name="T40" style:family="text">
      <style:text-properties fo:font-style="normal" officeooo:rsid="033d85f4" style:font-style-asian="normal" style:font-style-complex="normal"/>
    </style:style>
    <style:style style:name="T41" style:family="text">
      <style:text-properties fo:font-style="normal" officeooo:rsid="033f5d36" style:font-style-asian="normal" style:font-style-complex="normal"/>
    </style:style>
    <style:style style:name="T42" style:family="text">
      <style:text-properties fo:font-style="normal" officeooo:rsid="033f606a" style:font-style-asian="normal" style:font-style-complex="normal"/>
    </style:style>
    <style:style style:name="T43" style:family="text">
      <style:text-properties fo:font-style="normal" officeooo:rsid="03401ab6" style:font-style-asian="normal" style:font-style-complex="normal"/>
    </style:style>
    <style:style style:name="T44" style:family="text">
      <style:text-properties fo:font-style="normal" officeooo:rsid="0340fb2a" style:font-style-asian="normal" style:font-style-complex="normal"/>
    </style:style>
    <style:style style:name="T45" style:family="text">
      <style:text-properties fo:font-style="normal" officeooo:rsid="0342b723" style:font-style-asian="normal" style:font-style-complex="normal"/>
    </style:style>
    <style:style style:name="T46" style:family="text">
      <style:text-properties fo:font-style="normal" officeooo:rsid="0344069b" style:font-style-asian="normal" style:font-style-complex="normal"/>
    </style:style>
    <style:style style:name="T47" style:family="text">
      <style:text-properties fo:font-style="normal" officeooo:rsid="0345f7cb" style:font-style-asian="normal" style:font-style-complex="normal"/>
    </style:style>
    <style:style style:name="T48" style:family="text">
      <style:text-properties fo:font-style="normal" officeooo:rsid="0349c53c" style:font-style-asian="normal" style:font-style-complex="normal"/>
    </style:style>
    <style:style style:name="T49" style:family="text">
      <style:text-properties officeooo:rsid="000a14f6"/>
    </style:style>
    <style:style style:name="T50" style:family="text">
      <style:text-properties officeooo:rsid="005714b7"/>
    </style:style>
    <style:style style:name="T51" style:family="text">
      <style:text-properties officeooo:rsid="00880dbe"/>
    </style:style>
    <style:style style:name="T52" style:family="text">
      <style:text-properties officeooo:rsid="007c6d62"/>
    </style:style>
    <style:style style:name="T53" style:family="text">
      <style:text-properties officeooo:rsid="01c4f176"/>
    </style:style>
    <style:style style:name="T54" style:family="text">
      <style:text-properties officeooo:rsid="03b4652d"/>
    </style:style>
    <style:style style:name="T55" style:family="text">
      <style:text-properties officeooo:rsid="0473a949"/>
    </style:style>
    <style:style style:name="T56" style:family="text">
      <style:text-properties officeooo:rsid="0387836c"/>
    </style:style>
    <style:style style:name="T57" style:family="text">
      <style:text-properties officeooo:rsid="023c6ef8"/>
    </style:style>
    <style:style style:name="T58" style:family="text">
      <style:text-properties officeooo:rsid="023d86f1"/>
    </style:style>
    <style:style style:name="T59" style:family="text">
      <style:text-properties officeooo:rsid="023e4245"/>
    </style:style>
    <style:style style:name="T60" style:family="text">
      <style:text-properties style:font-name="EB Garamond 12 All SC"/>
    </style:style>
    <style:style style:name="T61" style:family="text">
      <style:text-properties style:font-name="EB Garamond 12 All SC" officeooo:rsid="03106751"/>
    </style:style>
    <style:style style:name="T62" style:family="text">
      <style:text-properties officeooo:rsid="02f83ef8"/>
    </style:style>
    <style:style style:name="T63" style:family="text">
      <style:text-properties officeooo:rsid="030830fa"/>
    </style:style>
    <style:style style:name="T64" style:family="text">
      <style:text-properties officeooo:rsid="030fd317"/>
    </style:style>
    <style:style style:name="T65" style:family="text">
      <style:text-properties officeooo:rsid="030feb5b"/>
    </style:style>
    <style:style style:name="T66" style:family="text">
      <style:text-properties officeooo:rsid="03106751"/>
    </style:style>
    <style:style style:name="T67" style:family="text">
      <style:text-properties officeooo:rsid="0317482f"/>
    </style:style>
    <style:style style:name="T68" style:family="text">
      <style:text-properties officeooo:rsid="0318bade"/>
    </style:style>
    <style:style style:name="T69" style:family="text">
      <style:text-properties officeooo:rsid="031c8e32"/>
    </style:style>
    <style:style style:name="T70" style:family="text">
      <style:text-properties officeooo:rsid="031e39c1"/>
    </style:style>
    <style:style style:name="T71" style:family="text">
      <style:text-properties officeooo:rsid="031f6f79"/>
    </style:style>
    <style:style style:name="T72" style:family="text">
      <style:text-properties officeooo:rsid="03204260"/>
    </style:style>
    <style:style style:name="T73" style:family="text">
      <style:text-properties officeooo:rsid="03279c5c"/>
    </style:style>
    <style:style style:name="T74" style:family="text">
      <style:text-properties officeooo:rsid="032cf4d4"/>
    </style:style>
    <style:style style:name="T75" style:family="text">
      <style:text-properties officeooo:rsid="0330afca"/>
    </style:style>
    <style:style style:name="T76" style:family="text">
      <style:text-properties officeooo:rsid="0332c404"/>
    </style:style>
    <style:style style:name="T77" style:family="text">
      <style:text-properties officeooo:rsid="03344961"/>
    </style:style>
    <style:style style:name="T78" style:family="text">
      <style:text-properties officeooo:rsid="0303035b"/>
    </style:style>
    <style:style style:name="T79" style:family="text">
      <style:text-properties officeooo:rsid="01dff054"/>
    </style:style>
    <style:style style:name="T80" style:family="text">
      <style:text-properties officeooo:rsid="033abe56"/>
    </style:style>
    <style:style style:name="T81" style:family="text">
      <style:text-properties officeooo:rsid="033bb695"/>
    </style:style>
    <style:style style:name="T82" style:family="text">
      <style:text-properties officeooo:rsid="03401ab6"/>
    </style:style>
    <style:style style:name="T83" style:family="text">
      <style:text-properties officeooo:rsid="0340fb2a"/>
    </style:style>
    <style:style style:name="T84" style:family="text">
      <style:text-properties officeooo:rsid="0342b723"/>
    </style:style>
    <style:style style:name="T85" style:family="text">
      <style:text-properties officeooo:rsid="0349c53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2"><text:s text:c="4"/>Wolfgang <text:span text:style-name="T53">Esser-</text:span>Skala, 20<text:span text:style-name="T66">20</text:span></text:p>
      <text:p text:style-name="P22"/>
      <text:p text:style-name="P22"/>
      <text:p text:style-name="P12">© 20<text:span text:style-name="T66">20</text:span> by Wolfgang <text:span text:style-name="T53">Esser-</text:span>Skala. This edition is licensed under the Creative Commons Attribution<text:span text:style-name="T51">-NonCommercial-ShareAlike</text:span> 4.0 International License. To view a copy of this license, visit http://creativecommons.org/licenses/by<text:span text:style-name="T52">-nc-sa</text:span>/4.0/. </text:p>
      <text:p text:style-name="P11"/>
      <text:p text:style-name="P13">Music engraving by LilyPond 2.18.0 (http://www.lilypond.org).<text:span text:style-name="T50"><text:line-break/>Front matter</text:span> typeset with EB Garamond (http://www.georgduffner.at/ebgaramond).</text:p>
      <text:p text:style-name="P22"/>
      <text:p text:style-name="P10">First <text:span text:style-name="T53">version</text:span>, <text:span text:style-name="T66">January 2020</text:span></text:p>
      <text:p text:style-name="P26"/>
      <text:p text:style-name="P23">P R E F A C E <text:s text:c="2"/><text:span text:style-name="T1">&amp;</text:span> <text:s text:c="2"/>C R I T I C A L <text:s text:c="2"/>R E P O R T </text:p>
      <text:p text:style-name="P23"/>
      <text:p text:style-name="P1"/>
      <text:p text:style-name="P4">This edition bases upon <text:span text:style-name="T64">the autograph manuscript in the Königliche Bibliothek zu Berlin, which has been digitized by the Staatsbibliothek zu Berlin – Preußischer Kulturbesitz. The digital version of the manuscript is available at</text:span></text:p>
      <text:p text:style-name="P5"><text:tab/><text:span text:style-name="T57">https://digital.staatsbibliothek-berlin.de/werkansicht/?PPN=PPN1023705923<text:line-break/><text:tab/></text:span>(siglum<text:span text:style-name="T55"> </text:span>Mus.<text:span text:style-name="T57">ms. 21400</text:span>)</text:p>
      <text:p text:style-name="P2"/>
      <text:p text:style-name="P7">In general, this edition closely follows the <text:span text:style-name="T56">manuscript. </text:span>Any<text:span text:style-name="T62"> </text:span>changes <text:span text:style-name="T49">that were introduced </text:span>by the editor are indicated by italic type (dynamics and <text:span text:style-name="T5">directions</text:span>), parentheses<text:span text:style-name="T5"> (expressive marks)</text:span> or dashes (slurs and ties)<text:span text:style-name="T5">. Accidentals are used according to modern conventions. Asterisks denote changes that are clarified in the detailed remarks below.<text:tab/><text:line-break/><text:line-break/><text:line-break/></text:span><text:span text:style-name="T3">Mv.<text:tab/></text:span><text:span text:style-name="T4">Bar<text:tab/>Staff<text:tab/>Note</text:span><text:span text:style-name="T30"><text:line-break/></text:span><text:span text:style-name="T31">1</text:span><text:span text:style-name="T34">.12</text:span><text:span text:style-name="T30"><text:tab/></text:span><text:span text:style-name="T37">–<text:tab/>–<text:tab/>Each slur that connects two eights in a group of three eighths<text:line-break/><text:tab/><text:tab/><text:tab/>could also be interpreted as a slur connecting all these notes.<text:line-break/><text:tab/>1<text:tab/></text:span><text:span text:style-name="T32">org</text:span><text:span text:style-name="T33"><text:note text:id="ftn1" text:note-class="footnote"><text:note-citation>1</text:note-citation><text:note-body><text:p text:style-name="P43">Abbreviations: <text:span text:style-name="T78">A, alto; B, basso; </text:span>Ms, manuscript;<text:span text:style-name="T57"> </text:span>org, organ; <text:span text:style-name="T79">r, rest; S, soprano; T, tenore</text:span>.</text:p></text:note-body></text:note></text:span><text:span text:style-name="T32"><text:tab/></text:span><text:span text:style-name="T34">2nd half of bar in Ms: d4.–r4–r8</text:span><text:span text:style-name="T47"><text:line-break/>1.17<text:tab/>5<text:tab/>vla<text:tab/>2nd quarter in Ms: fis′8–fis′8</text:span></text:p>
      <text:p text:style-name="P6"/>
      <text:p text:style-name="P8"/>
      <text:p text:style-name="P8"/>
      <text:p text:style-name="P8">Bass figures only appear in the following movements: 1.3 (bars 15 to 18)<text:span text:style-name="T71">, 1.5 (bars 32, 39 to 44), 1.7 (bars 8 to 10, 55 to 57)</text:span></text:p>
      <text:p text:style-name="P25"/>
      <text:p text:style-name="P3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<text:span text:style-name="T65"> stoelzel-jesus-guter-hirte</text:span>). Your help will be greatly appreciated.</text:p>
      <text:p text:style-name="P9"/>
      <text:p text:style-name="P9"/>
      <text:p text:style-name="P9"><text:span text:style-name="T6">Salzburg, </text:span><text:span text:style-name="T7">January</text:span><text:span text:style-name="T6"> 20</text:span><text:span text:style-name="T7">20</text:span><text:line-break/>Wolfgang <text:span text:style-name="T54">Esser-</text:span>Skala</text:p>
      <text:p text:style-name="P19"/>
      <text:p text:style-name="P19"/>
      <text:p text:style-name="P20">Das verlohrne Schäflein (Canto 1)<text:span text:style-name="T84"><text:line-break/>Das bewegte Schäflein (Canto 1)<text:line-break/>Das demüthige Schäflein (Canto 2)<text:line-break/>Das Evangelium (Alto 1)</text:span></text:p>
      <text:p text:style-name="P21">Der Evangeliſte (Tenore)<text:span text:style-name="T75"><text:line-break/>JESUS, der gute Hirte (Tenore)</text:span></text:p>
      <text:p text:style-name="P20">Das Geſetze (Basſo)</text:p>
      <text:p text:style-name="P27"><text:line-break/>C O N T E N T S</text:p>
      <text:p text:style-name="P24"/>
      <text:p text:style-name="P17"/>
      <text:p text:style-name="P17"/>
      <text:p text:style-name="P17"/>
      <text:p text:style-name="P18">JESUS,<text:line-break/>als der<text:line-break/>für das verlohrene Schäflein<text:line-break/>leidend<text:span text:style-name="T63">-</text:span> und ſter<text:span text:style-name="T63">-</text:span><text:line-break/>bende<text:line-break/>Gute Hirte,<text:line-break/>am<text:line-break/>Heil. Char<text:span text:style-name="T63">-</text:span>Freytage,<text:line-break/>1727<text:line-break/>In Hoch<text:span text:style-name="T63">-</text:span>Fürſtl. Schloß<text:span text:style-name="T63">-</text:span>Kirche<text:line-break/>zum Friedenſtein,<text:line-break/>Musicaliſch aufgeführet,<text:line-break/>und in<text:line-break/>gebundene und harmoniſche Zei<text:span text:style-name="T63">-</text:span><text:line-break/>len abgefaßet<text:line-break/>von<text:line-break/>Gottfried Heinrich Stöltzeln<text:line-break/>F. S. Capellmeiſter.</text:p>
      <text:p text:style-name="P18">______________________________________________<text:line-break/><text:line-break/>Gotha,<text:line-break/>Druckts Johann Andreas Reyher,<text:line-break/>Hof<text:span text:style-name="T63">-</text:span>Buchdrucker.</text:p>
      <text:p text:style-name="P15"/>
      <text:p text:style-name="P15"/>
      <text:p text:style-name="P15"/>
      <text:p text:style-name="P15"/>
      <text:p text:style-name="P15"/>
      <text:p text:style-name="P15"><text:span text:style-name="T1">Chriſtlicher Leſer!</text:span><text:span text:style-name="T63"><text:tab/></text:span><text:line-break/><text:line-break/>Du ſollſt in dieſen Blättern deinen Heyland in ſeinem blutigen Leiden und Sterben ſehen. Dir iſt aber nicht unbekandt, wie e<text:span text:style-name="T63">s</text:span> dieſem großen Freunde und theureſten Erlöſer des menſchlichen Geſchlechts je und je gefallen, ſich unter dem Bilde eines <text:span text:style-name="T1">guten Hirten</text:span> ſeinen Gläubigen vorzuſtellen. Nicht nur die Bücher des Neuen, ſondern auch des Alten Teſtamentes, ſind voll von dieſen angenehmen Metaphora. <text:span text:style-name="T63">Weder</text:span> mein Vorſatz, noch der Raum <text:span text:style-name="T63">l</text:span>eiden es, die Zärtlichkeiten, womit ein treuer Hirte ſeiner geliebten Heerde<text:span text:style-name="T63"> begegnet, hier weitläufig zu beſchreiben, ſondern ich ſetze nur die Worte Jeſu, Joh. X: </text:span><text:span text:style-name="T2">Ein guter Hirte läſſet ſein Leben für die Schafe</text:span><text:span text:style-name="T63">, zu weiterer Betrachtung auch, weil doch von der Liebe eines </text:span><text:span text:style-name="T2">guten Hirten</text:span><text:span text:style-name="T63"> gegen ſeine Heerde gewiß keine größre Probe verlanget, mithin auch nichts Höhers geſagt werden kan.<text:tab/><text:line-break/>Und ſiehe! hier lieget </text:span><text:span text:style-name="T2">dein guter Hirte</text:span><text:span text:style-name="T63">, daß ich ſeines blutigen Schweißes, ſeiner harten Bande, Verläſterungen, Verſpeyungen, Striemen, Beul- und Wunden, ja des ſchmertzlichenTodes am Kreutze geſchweige, hier lieget </text:span><text:span text:style-name="T2">dein guter Hirte im Grabe</text:span><text:span text:style-name="T63">. O! ſo erſchrick demnach vor dem Donner des </text:span><text:span text:style-name="T2">Geſetzes</text:span><text:span text:style-name="T63">, wenn du bey ſeinem Tode Berge und Felſen, als erſtaunliche Trauer-Glocken klingen höreſt. Verbinde aber auch dein Hertze mit den Troſt-Sp??ereyen des ſüßen </text:span><text:span text:style-name="T2">Evangelii</text:span><text:span text:style-name="T63">, wenn du bedenkeſt, daß alle deine Sünden in dem Grabe deines </text:span><text:span text:style-name="T2">guten Hirten</text:span><text:span text:style-name="T63"> verſchloßen seyn. So wirſt du ſeinen Sterbens-Tag, als ein getreues </text:span><text:span text:style-name="T2">Schäflein</text:span><text:span text:style-name="T63"> ihm wohlgefällig, und dir höchſt-erſprießlich begehren, und dermahleinſt mit ihm dich ewig erfreuen.</text:span></text:p>
      <text:p text:style-name="P16"><text:soft-page-break/><text:span text:style-name="T60">p a r s <text:s text:c="2"/></text:span><text:span text:style-name="T61">i</text:span></text:p>
      <text:p text:style-name="P14"/>
      <text:p text:style-name="P28">1<text:span text:style-name="T59">.1</text:span><text:tab/>Choral: <text:tab/><text:span text:style-name="T66">Jeſu! frommer Menschenheerden<text:tab/>3</text:span><text:line-break/><text:line-break/><text:span text:style-name="T58">Chor<text:tab/></text:span><text:span text:style-name="T8">Jeſu! frommer Menſchenheerden<text:line-break/><text:tab/>guter und getreuer Hirt,<text:line-break/><text:tab/>laß mich auch dein Schäflein werden, <text:line-break/><text:tab/>da</text:span><text:span text:style-name="T9">s</text:span><text:span text:style-name="T8"> dein Stab und Stimme führt. <text:line-break/><text:tab/>Ach! du ha</text:span><text:span text:style-name="T10">ſ</text:span><text:span text:style-name="T8">t aus Lieb dein Leben <text:line-break/><text:tab/>für die Schafe hingegeben, <text:line-break/><text:tab/>und du gabſt es auch für mich, <text:line-break/><text:tab/>laß mich wieder lieben dich.</text:span></text:p>
      <text:p text:style-name="P28"/>
      <text:p text:style-name="P28"/>
      <text:p text:style-name="P29"><text:span text:style-name="T67">1.2<text:tab/>Recitativo:<text:tab/>Betrübter Fall<text:tab/>1</text:span><text:span text:style-name="T11"><text:line-break/><text:line-break/></text:span><text:span text:style-name="T67">Das</text:span><text:span text:style-name="T11"><text:tab/>Betrübter Fall! ach unglückſeelger Bißen!<text:line-break/></text:span><text:span text:style-name="T67">verlohrne</text:span><text:span text:style-name="T11"><text:tab/>Wie viel haſt du mir doch entrißen?<text:line-break/></text:span><text:span text:style-name="T67">Schäflein</text:span><text:span text:style-name="T11"><text:tab/>Mein Hirte wieß<text:line-break/><text:tab/>ein ſchönes Paradieß<text:line-break/><text:tab/>mir zur vergnügten Weide an.<text:line-break/><text:tab/>Ich war mit Heiligkeit und Unſchuld angethan;<text:line-break/><text:tab/>nun aber irr ich in der Wüſten<text:line-break/><text:tab/>durch wilde Dorn und Heiden hin.<text:line-break/><text:tab/>In meinem böſen Hertzen niſten<text:line-break/><text:tab/>verkehrte Neigungen, vergift</text:span><text:span text:style-name="T12">’t</text:span><text:span text:style-name="T11">er Wuſt und Grauß,<text:line-break/><text:tab/>und brüten lauter Sünden aus.<text:line-break/><text:tab/>O weh, daß ich alſo gefallen bin!</text:span></text:p>
      <text:p text:style-name="P29"/>
      <text:p text:style-name="P29"/>
      <text:p text:style-name="P30"><text:span text:style-name="T68">1.3<text:tab/>Aria:<text:tab/>Ach, wo bin ich hingerathen<text:tab/>1</text:span><text:span text:style-name="T13"><text:line-break/><text:line-break/></text:span><text:span text:style-name="T68">Das</text:span><text:span text:style-name="T13"><text:tab/>Ach, wo bin ich hingerathen!<text:line-break/></text:span><text:span text:style-name="T67">verlohrne</text:span><text:span text:style-name="T13"><text:tab/>Ach, wie hab ich mich verirrt!<text:line-break/></text:span><text:span text:style-name="T67">Schäflein</text:span><text:span text:style-name="T13"><text:tab/>Wehe mir verla</text:span><text:span text:style-name="T14">ß</text:span><text:span text:style-name="T13">nen Armen!<text:line-break/><text:tab/>Will ſich mein getreuer Hirt<text:line-break/><text:tab/>jetzt nicht über mich erbarmen,<text:line-break/><text:tab/>ſterb ich in den Mißethaten.</text:span></text:p>
      <text:p text:style-name="P30"/>
      <text:p text:style-name="P30"/>
      <text:p text:style-name="P31"><text:span text:style-name="T69">1.4<text:tab/>Recitativo:<text:tab/>Auf Sünde folget Fluch und Strafe<text:tab/>1</text:span><text:span text:style-name="T15"><text:line-break/><text:line-break/></text:span><text:span text:style-name="T69">Das Geſetze</text:span><text:span text:style-name="T15"><text:tab/>Auf Sünde folget Fluch und Strafe.<text:line-break/><text:tab/>Du w</text:span><text:span text:style-name="T16">u</text:span><text:span text:style-name="T15">ſteſt deines Hirten Willen,<text:line-break/><text:tab/>dir war der rechte Weg bekandt,<text:line-break/><text:tab/>doch weil du dich davon gewandt,<text:line-break/><text:tab/>ſo muß an dir, boßhaften Sch</text:span><text:span text:style-name="T16">a</text:span><text:span text:style-name="T15">afe,<text:line-break/><text:tab/>ſich Gottes Zorn-Gericht erfüllen.</text:span></text:p>
      <text:p text:style-name="P31"/>
      <text:p text:style-name="P31"/>
      <text:p text:style-name="P32"><text:span text:style-name="T70">1.5<text:tab/>Aria:<text:tab/>Wer ein Paradieß verſchertzet<text:tab/>1</text:span><text:span text:style-name="T17"><text:line-break/><text:line-break/></text:span><text:span text:style-name="T70">Das Geſetze</text:span><text:span text:style-name="T17"><text:tab/></text:span><text:span text:style-name="T18">Wer ein Paradieß verſchertzet,<text:line-break/><text:tab/>mag auf Dorn und Diſteln gehn.<text:line-break/></text:span><text:soft-page-break/><text:span text:style-name="T18"><text:tab/>Schmachte nun auf dürrer Heide,<text:line-break/><text:tab/>denn die vorgenoßne Weide<text:line-break/><text:tab/>muß vor dich verschloßen ſtehn.</text:span></text:p>
      <text:p text:style-name="P32"/>
      <text:p text:style-name="P32"/>
      <text:p text:style-name="P34"><text:span text:style-name="T72">1</text:span>.6<text:tab/>Recitativo:<text:tab/>Getroſt! dein Hirte liebt dich noch!<text:tab/>1<text:span text:style-name="T6"><text:line-break/><text:line-break/></text:span>Das<text:span text:style-name="T6"><text:tab/>Getroſt! dein Hirte liebt dich noch!<text:line-break/></text:span>Evangelium<text:span text:style-name="T6"><text:tab/>O was verweilſt du doch<text:line-break/><text:tab/>auf ſein ſo ſehnliches Begehren<text:line-break/><text:tab/>zu ihm zurück zu kehren?<text:line-break/><text:tab/>Dein Kyrie Eleiſon<text:line-break/><text:tab/>iſt ihm ein angenehmer Thon.<text:line-break/><text:tab/>Er richtet das zerſtoßne Rohr<text:line-break/><text:tab/>gewiß empor,<text:line-break/><text:tab/>und nährt das ſchwache Glaubens-Licht<text:line-break/><text:tab/>in der betrübten Seele,<text:line-break/><text:tab/>mit ſüßem Freuden-Oehle.<text:line-break/><text:tab/>Wer zu ihm kömmt, verſtößt er nicht.</text:span></text:p>
      <text:p text:style-name="P34"/>
      <text:p text:style-name="P34"/>
      <text:p text:style-name="P35"><text:span text:style-name="T70">1.7<text:tab/>Aria:<text:tab/>Sein Hertze brennt in ſüßen Liebesflammen<text:tab/>1<text:line-break/><text:line-break/>Das</text:span><text:span text:style-name="T17"><text:tab/>Sein Hertze brennt in ſüßen Liebesflammen</text:span><text:span text:style-name="T70"><text:line-break/>Evangelium</text:span><text:span text:style-name="T17"><text:tab/></text:span><text:span text:style-name="T19">und ſehnet ſich nach dir.<text:line-break/><text:tab/>Er ſpricht: Will dich Gesetz und Fluch verdammen,<text:line-break/><text:tab/>ſo komme nur zu mir.</text:span></text:p>
      <text:p text:style-name="P35"/>
      <text:p text:style-name="P35"/>
      <text:p text:style-name="P35"><text:span text:style-name="T69">1.8<text:tab/>Recitativo:<text:tab/>Er iſt auf dieſe Welt gebohren<text:tab/>1<text:line-break/><text:line-break/>Der</text:span><text:span text:style-name="T15"><text:tab/></text:span><text:span text:style-name="T20">Er iſt auf dieſe Welt gebohren,</text:span><text:span text:style-name="T69"><text:line-break/>Evangeliſte</text:span><text:span text:style-name="T15"><text:tab/></text:span><text:span text:style-name="T20">zu ſuchen, was verlohren.<text:line-break/><text:tab/>Erſt ſucht </text:span><text:span text:style-name="T21">E</text:span><text:span text:style-name="T20">r di</text:span><text:span text:style-name="T21">ch</text:span><text:span text:style-name="T20"> im Stall zu Bethlehem,<text:line-break/><text:tab/></text:span><text:span text:style-name="T21">m</text:span><text:span text:style-name="T20">it weinenden, doch ſüßen Lippen</text:span><text:span text:style-name="T6"><text:line-break/></text:span><text:span text:style-name="T20"><text:tab/>rief </text:span><text:span text:style-name="T21">E</text:span><text:span text:style-name="T20">r aus </text:span><text:span text:style-name="T21">S</text:span><text:span text:style-name="T20">einer harten Krippen:<text:line-break/><text:tab/>Wenn doch mein Schäflein zu mir käm!<text:line-break/><text:tab/>Er wolt als Joseph fliehn<text:line-break/><text:tab/>und in Egypten ziehn,<text:line-break/><text:tab/>damit </text:span><text:span text:style-name="T21">E</text:span><text:span text:style-name="T20">r deine Zuflucht würde.<text:line-break/><text:tab/>Wie manche ſchwere Bürde<text:line-break/><text:tab/>nahm </text:span><text:span text:style-name="T21">E</text:span><text:span text:style-name="T20">r in </text:span><text:span text:style-name="T21">S</text:span><text:span text:style-name="T20">einem Lebens</text:span><text:span text:style-name="T21"> L</text:span><text:span text:style-name="T20">auf<text:line-break/><text:tab/>um deinetwillen willig auf!<text:line-break/><text:tab/>Wie oft ließ </text:span><text:span text:style-name="T21">E</text:span><text:span text:style-name="T20">r, dich zu gewinnen,<text:line-break/><text:tab/>aus Liebe </text:span><text:span text:style-name="T21">[</text:span><text:span text:style-name="T20">heiße</text:span><text:span text:style-name="T21">]</text:span><text:span text:style-name="T20"> Thränen rinnen!<text:line-break/><text:tab/>Jetzt, da </text:span><text:span text:style-name="T21">E</text:span><text:span text:style-name="T20">r ſterben will,<text:line-break/><text:tab/>vermacht </text:span><text:span text:style-name="T21">E</text:span><text:span text:style-name="T20">r dir am Ende<text:line-break/><text:tab/></text:span><text:span text:style-name="T21">S</text:span><text:span text:style-name="T20">ein Fleiſch und Blut im Neuen Teſtamente.<text:line-break/><text:tab/>Ach eile doch in jenen großen Saal<text:line-break/><text:tab/>zu </text:span><text:span text:style-name="T21">S</text:span><text:span text:style-name="T20">einem ſüßen Abendmahl.</text:span></text:p>
      <text:p text:style-name="P38"><text:line-break/><text:line-break/><text:line-break/></text:p>
      <text:p text:style-name="P35"/>
      <text:p text:style-name="P33"><text:soft-page-break/><text:span text:style-name="T73">1.9<text:tab/>Choral: <text:tab/>Hungrig, durſtig und ſehr matt<text:tab/>3</text:span><text:span text:style-name="T20"><text:line-break/><text:line-break/></text:span><text:span text:style-name="T58">Chor</text:span><text:span text:style-name="T22"><text:tab/></text:span><text:span text:style-name="T23">Hungrig, durſtig und ſehr matt</text:span><text:span text:style-name="T24"><text:line-break/><text:tab/>komm ich armes Schaf gelauf</text:span><text:span text:style-name="T25">f</text:span><text:span text:style-name="T24">en.<text:line-break/><text:tab/>O wie wohl machſt du mich ſatt,<text:line-break/><text:tab/>Treuſter Hirt, ſamt deine</text:span><text:span text:style-name="T25">m</text:span><text:span text:style-name="T24"> Hauffen.<text:line-break/><text:tab/>Nicht allein<text:line-break/><text:tab/>Brodt und Wein,<text:line-break/><text:tab/>ſondern auch dein Leib und Blut<text:line-break/><text:tab/>ſind die Weid und edle Hut.</text:span></text:p>
      <text:p text:style-name="P33"/>
      <text:p text:style-name="P33"/>
      <text:p text:style-name="P39"><text:span text:style-name="T74">1</text:span>.<text:span text:style-name="T76">10</text:span><text:tab/>Aria:<text:tab/>Nimm hin und iß<text:tab/>1<text:span text:style-name="T6"><text:line-break/><text:line-break/></text:span>JESUS, der<text:span text:style-name="T6"><text:tab/>Nimm hin und iß</text:span><text:span text:style-name="T26">, das iſt mein Leib,</text:span><text:span text:style-name="T6"><text:line-break/></text:span>gute Hirte<text:span text:style-name="T26"><text:tab/>komm tränke dich mit meinem Blute.<text:line-break/><text:tab/>Ich geb den Leib dem Tode hin<text:line-break/><text:tab/>und laß aus meinem treuen Hertzen<text:line-break/><text:tab/>bey tauſendfachen Todes Schmertzen<text:line-break/><text:tab/>des Blutes Lebens Balsam ziehn,<text:line-break/><text:tab/>bloß dir, verlohrnes Schaf, zu gute.</text:span></text:p>
      <text:p text:style-name="P39"/>
      <text:p text:style-name="P39"/>
      <text:p text:style-name="P36"><text:span text:style-name="T69">1.11<text:tab/>Recitativo:<text:tab/>Die Liebe deines Hirten<text:tab/>1</text:span><text:span text:style-name="T27"><text:line-break/><text:line-break/></text:span><text:span text:style-name="T76">Der</text:span><text:span text:style-name="T27"><text:tab/></text:span><text:span text:style-name="T28">Die Liebe deines Hirten<text:line-break/></text:span><text:span text:style-name="T76">Evangeliſte</text:span><text:span text:style-name="T28"><text:tab/>will ihre Schäflein nicht allein<text:line-break/><text:tab/>in Brod und Wein<text:line-break/><text:tab/>mit ſeinem Leib und Blut bewirthen.<text:line-break/><text:tab/>Die Demuth will ihn auch<text:line-break/><text:tab/>mit einem Schurtz umgürten.<text:line-break/><text:tab/>In dieſer mindern Tracht<text:line-break/><text:tab/>bückt ſich der HErr der Seraphinen<text:line-break/><text:tab/>zu ſeiner Jünger Füßen hin<text:line-break/><text:tab/>und ſucht durch diß Bemühn<text:line-break/><text:tab/>ſie, und auch den, der auf Verrätherey bedacht,<text:line-break/><text:tab/>mit einem Fußbad zu bedienen.</text:span></text:p>
      <text:p text:style-name="P36"/>
      <text:p text:style-name="P36"/>
      <text:p text:style-name="P40"><text:span text:style-name="T74">1.12<text:tab/>Aria:<text:tab/>Dein Exempel<text:tab/>1</text:span><text:span text:style-name="T29"><text:line-break/><text:line-break/></text:span><text:span text:style-name="T77">Das<text:tab/></text:span><text:span text:style-name="T29">Dein Exempe</text:span><text:span text:style-name="T35">l</text:span><text:span text:style-name="T77"><text:line-break/>demüthige</text:span><text:span text:style-name="T29"><text:tab/>ſoll mir ſtets</text:span><text:span text:style-name="T36"> vor Augen seyn.</text:span><text:span text:style-name="T29"><text:line-break/></text:span><text:span text:style-name="T77">Schäflein</text:span><text:span text:style-name="T29"><text:tab/>Jeſu, gi</text:span><text:span text:style-name="T36">e</text:span><text:span text:style-name="T29">b daß meine Liebe</text:span><text:span text:style-name="T36"><text:line-break/><text:tab/>ſich an Freund und Feinden übe.<text:line-break/><text:tab/>Weyhe du mein Hertz zum Tempel<text:line-break/><text:tab/>wahrer Lieb und Demuth ein.</text:span></text:p>
      <text:p text:style-name="P40"/>
      <text:p text:style-name="P40"/>
      <text:p text:style-name="P37"><text:span text:style-name="T69">1.13<text:tab/>Recitativo:<text:tab/>Ein böſes Schaf<text:tab/>1</text:span><text:span text:style-name="T38"><text:line-break/><text:line-break/></text:span><text:span text:style-name="T80">Der</text:span><text:span text:style-name="T38"><text:tab/>Ein böſes Schaf von Jesu </text:span><text:span text:style-name="T40">g</text:span><text:span text:style-name="T38">uter Heerde,<text:line-break/></text:span><text:span text:style-name="T80">Evangeliſte</text:span><text:span text:style-name="T38"><text:tab/>bethört durch ſchändlichen Gewinn,<text:line-break/><text:tab/>gibt ihn, daß er getödtet werde,<text:line-break/><text:tab/>den Wölf</text:span><text:span text:style-name="T40">f</text:span><text:span text:style-name="T38">en in den Rachen hin.<text:line-break/></text:span><text:soft-page-break/><text:span text:style-name="T38"><text:tab/>Der Hirte weiß, daß die Verrät</text:span><text:span text:style-name="T40">h</text:span><text:span text:style-name="T38">erey<text:line-break/><text:tab/>ein Anfang ſeines Leidens ſey,<text:line-break/><text:tab/>und geht mit Danken und mit Beten</text:span><text:span text:style-name="T39">,<text:line-break/><text:tab/>am Oelberg ſolches anzutreten.</text:span></text:p>
      <text:p text:style-name="P37"/>
      <text:p text:style-name="P37"/>
      <text:p text:style-name="P41"><text:span text:style-name="T81">1</text:span>.14<text:tab/>Choral:<text:tab/>Kein Hirt kan ſo fleißig gehen<text:tab/>1<text:span text:style-name="T6"><text:line-break/><text:line-break/></text:span>Chor<text:span text:style-name="T6"><text:tab/>Kein Hirt kan ſo fleißig gehen<text:line-break/><text:tab/>nach dem</text:span><text:span text:style-name="T41"> Schaf, das ſich verläuft.<text:line-break/><text:tab/>Sollſt du Gottes Hertze ſehen,<text:line-break/><text:tab/>wie ſich da der Kummer häuft,<text:line-break/><text:tab/>wie es dürſtet, lächzt und brennt<text:line-break/><text:tab/>nach dem, der ſich abgetrennt<text:line-break/><text:tab/>von Ihm und auch von den Seinen,<text:line-break/><text:tab/>würdeſt du für Liebe weinen.</text:span></text:p>
      <text:p text:style-name="P41"/>
      <text:p text:style-name="P42"><text:span text:style-name="T69">1.15<text:tab/>Aria:<text:tab/>Verlohrnes Schaaf<text:tab/>1<text:line-break/><text:line-break/>Das Geſetze</text:span><text:span text:style-name="T42"><text:tab/>Verlohrnes Schaaf, dein guter Hirte<text:line-break/><text:tab/>fängt an zu zittern und zu zagen.<text:line-break/><text:tab/>Das macht die ungeheure Bürde,<text:line-break/><text:tab/>die er will deinetwegen tragen.</text:span></text:p>
      <text:p text:style-name="P42"/>
      <text:p text:style-name="P42"/>
      <text:p text:style-name="P42"><text:span text:style-name="T82">1.16<text:tab/>Recitativo:<text:tab/>Gott muß durch Blut und Todt verſöhnet ſeyn<text:tab/>1</text:span><text:span text:style-name="T43"><text:line-break/><text:line-break/></text:span><text:span text:style-name="T82">Das Geſetze</text:span><text:span text:style-name="T43"><text:tab/></text:span><text:span text:style-name="T42">Gott muß durch Blut und Tod</text:span><text:span text:style-name="T44">t</text:span><text:span text:style-name="T42"> verſöhnet ſeyn,<text:line-break/><text:tab/>es koſte auch dem Sohne ſelbst das Leben.</text:span><text:span text:style-name="T44"><text:line-break/><text:line-break/></text:span><text:span text:style-name="T83">Das</text:span><text:span text:style-name="T44"><text:tab/>Und dieſer hat ſich in die Pein<text:line-break/></text:span><text:span text:style-name="T83">Evangelium</text:span><text:span text:style-name="T44"><text:tab/>aus Liebe für dich hingegeben.<text:line-break/><text:line-break/></text:span><text:span text:style-name="T83">Das Geſetze</text:span><text:span text:style-name="T44"><text:tab/>Du ſollteſt unter ſtetem Weh<text:line-break/><text:tab/>ein ewiges Gethſemane<text:line-break/><text:tab/>von wegen deiner Sünden<text:line-break/><text:tab/></text:span><text:span text:style-name="T45">in </text:span><text:span text:style-name="T44">jenem Schwefel Pfuhl empfinden.<text:line-break/><text:line-break/></text:span><text:span text:style-name="T83">Das</text:span><text:span text:style-name="T44"><text:tab/>Dein Hirte aber reißt dich aus dem Folter Hauß<text:line-break/></text:span><text:span text:style-name="T83">Evangelium</text:span><text:span text:style-name="T44"><text:tab/>durch dieſen ſauren </text:span><text:span text:style-name="T45">Gang </text:span><text:span text:style-name="T44">herau</text:span><text:span text:style-name="T45">ß</text:span><text:span text:style-name="T44">.</text:span></text:p>
      <text:p text:style-name="P42"/>
      <text:p text:style-name="P42"/>
      <text:p text:style-name="P44"><text:span text:style-name="T83">1</text:span>.17<text:tab/>Accomp:<text:tab/>O Liebe die nicht zu ermeßen<text:tab/>1<text:span text:style-name="T6"><text:line-break/><text:line-break/></text:span>Das bewegte<text:span text:style-name="T6"><text:tab/>O Liebe die nicht zu ermeßen!<text:line-break/></text:span>Schäflein<text:span text:style-name="T6"><text:tab/>Hat Gott denn Gott zu seyn vergeßen,<text:line-break/><text:tab/>daß er ſo ängſtlich thut!<text:line-break/><text:tab/>Die höchſte Allmacht zagt,<text:line-break/><text:tab/>der ewgen Kraft entgeht der Muth.<text:line-break/><text:tab/>Es zittert der, auf dem der Himmel ruht.<text:line-break/><text:tab/>Mein guter Hirte klagt<text:line-break/><text:tab/></text:span><text:span text:style-name="T46">in</text:span><text:span text:style-name="T6"> ſeiner höchſten Noth:</text:span></text:p>
      <text:p text:style-name="P44"/>
      <text:p text:style-name="P44"/>
      <text:p text:style-name="P44"/>
      <text:p text:style-name="P45"><text:soft-page-break/>1.18<text:tab/><text:span text:style-name="T85">Aria</text:span>:<text:tab/>Meine Seele iſt betrübt<text:tab/>1<text:span text:style-name="T6"><text:line-break/><text:line-break/></text:span>JESUS, der<text:span text:style-name="T6"><text:tab/>Meine Seele iſt betrübt biß an den Todt.<text:line-break/></text:span>gute Hirte<text:span text:style-name="T6"><text:tab/>Wacht und betet, liebſten Schaafe</text:span><text:span text:style-name="T48">,</text:span><text:span text:style-name="T6"><text:line-break/><text:tab/></text:span><text:span text:style-name="T48">w</text:span><text:span text:style-name="T6">eil dem ſichern Sünden Schlafe<text:line-break/><text:tab/>ſchreckliche Ver</text:span><text:span text:style-name="T48">ſuch</text:span><text:span text:style-name="T6">ung droht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20-01-05T18:32:59.854851968</dc:date>
    <dc:creator>Wolfgang Skala</dc:creator>
    <meta:editing-duration>P8DT9H40M45S</meta:editing-duration>
    <meta:editing-cycles>772</meta:editing-cycles>
    <meta:generator>LibreOffice/4.2.8.2$Linux_X86_64 LibreOffice_project/420m0$Build-2</meta:generator>
    <meta:document-statistic meta:table-count="0" meta:image-count="1" meta:object-count="0" meta:page-count="8" meta:paragraph-count="39" meta:word-count="1591" meta:character-count="10009" meta:non-whitespace-character-count="8287"/>
  </office:meta>
</office:document-meta>
</file>